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s_listed</text:p>
          </table:table-cell>
          <table:table-cell office:value-type="string">
            <text:p>allow</text:p>
          </table:table-cell>
          <table:table-cell office:value-type="string">
            <text:p>ai_replace</text:p>
          </table:table-cell>
          <table:table-cell office:value-type="string">
            <text:p>can_demolish</text:p>
          </table:table-cell>
          <table:table-cell office:value-type="string">
            <text:p>event_building</text:p>
          </table:table-cell>
          <table:table-cell office:value-type="string">
            <text:p>active</text:p>
          </table:table-cell>
          <table:table-cell office:value-type="string">
            <text:p>destroy_if</text:p>
          </table:table-cell>
          <table:table-cell office:value-type="string">
            <text:p/>
          </table:table-cell>
          <table:table-cell office:value-type="string">
            <text:p>required_resources</text:p>
          </table:table-cell>
          <table:table-cell office:value-type="string">
            <text:p>produced_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lanet_modifier_with_pop_trig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se_buildtime</text:p>
          </table:table-cell>
          <table:table-cell office:value-type="string">
            <text:p>cost</text:p>
          </table:table-cell>
          <table:table-cell office:value-type="string">
            <text:p/>
          </table:table-cell>
          <table:table-cell office:value-type="string">
            <text:p>icon</text:p>
          </table:table-cell>
          <table:table-cell office:value-type="string">
            <text:p>upgrades</text:p>
          </table:table-cell>
          <table:table-cell office:value-type="string">
            <text:p>immune_to_bombardment</text:p>
          </table:table-cell>
          <table:table-cell office:value-type="string">
            <text:p>planet_modifier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wa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quires_bio_trophy_pop</text:p>
          </table:table-cell>
          <table:table-cell office:value-type="string">
            <text:p>destroy_if_conditions_servitor_event_buildings</text:p>
          </table:table-cell>
          <table:table-cell office:value-type="string">
            <text:p>owner_is_machine_empire</text:p>
          </table:table-cell>
          <table:table-cell office:value-type="string">
            <text:p>energy</text:p>
          </table:table-cell>
          <table:table-cell office:value-type="string">
            <text:p>unity</text:p>
          </table:table-cell>
          <table:table-cell office:value-type="string">
            <text:p>minerals</text:p>
          </table:table-cell>
          <table:table-cell office:value-type="string">
            <text:p>energy</text:p>
          </table:table-cell>
          <table:table-cell office:value-type="string">
            <text:p>engineering_research</text:p>
          </table:table-cell>
          <table:table-cell office:value-type="string">
            <text:p>society_research</text:p>
          </table:table-cell>
          <table:table-cell office:value-type="string">
            <text:p>physics_research</text:p>
          </table:table-cell>
          <table:table-cell office:value-type="string">
            <text:p>food</text:p>
          </table:table-cell>
          <table:table-cell office:value-type="string">
            <text:p>key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op_happiness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>has_trait</text:p>
          </table:table-cell>
          <table:table-cell office:value-type="string">
            <text:p>tile_resource_minerals_mult</text:p>
          </table:table-cell>
          <table:table-cell office:value-type="string">
            <text:p>tile_resource_energy_mul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organic_sanctuary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organic_sanctuary</text:p>
          </table:table-cell>
          <table:table-cell office:value-type="string">
            <text:p>yes</text:p>
          </table:table-cell>
          <table:table-cell office:value-type="string">
            <text:p>trait_machine_unit</text:p>
          </table:table-cell>
          <table:table-cell office:value-type="string">
            <text:p>0.02</text:p>
          </table:table-cell>
          <table:table-cell office:value-type="string">
            <text:p>0.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organic_paradise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organic_paradise</text:p>
          </table:table-cell>
          <table:table-cell office:value-type="string">
            <text:p>yes</text:p>
          </table:table-cell>
          <table:table-cell office:value-type="string">
            <text:p>trait_machine_unit</text:p>
          </table:table-cell>
          <table:table-cell office:value-type="string">
            <text:p>0.04</text:p>
          </table:table-cell>
          <table:table-cell office:value-type="string">
            <text:p>0.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ancient_facto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dark_matter_power_plan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ancient_archiv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agri_processing_complex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0</text:p>
          </table:table-cell>
          <table:table-cell office:value-type="string">
            <text:p>3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rimitive_farm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primitive_farm"</text:p>
          </table:table-cell>
          <table:table-cell office:value-type="string">
            <text:p>{ building_hydroponics_farm_1 }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rimitive_facto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primitive_factory"</text:p>
          </table:table-cell>
          <table:table-cell office:value-type="string">
            <text:p>{ building_mining_network_1 }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zanaam_obelisk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building_great_pyramid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great_pyramid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toy_facto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utant_landfill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hive_ruin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vaul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primitive_farm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vault_2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primitive_farm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article_accelerator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primitive_facto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odd_factory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primitive_factory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quarantin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primitive_farm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plague_memorial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building_religious_monument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</table:table-row>
        <table:table-row>
          <table:table-cell office:value-type="string">
            <text:p>building_fe_xeno_zo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"building_xeno_preserv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worm_mine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worm_farm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6</meta:generator>
  </office:meta>
</office:document-meta>
</file>